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colum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Účelom tohto dokumentu, ktorý vznikol v rámci predmetov Tvorba informačného systému v tíme (IS) a Tvorba softvérového systému v tíme (SI) na FIIT STU, je prezentovanie ponuky riešenia informačného systému pre komunikáciu s absolventmi našej fakulty.</text:p>
      <text:p text:style-name="P1">Súčasťou dokumentu je predstavenie jednotlivých členov tímu č. 14 - ich znalostí a schopností, ktoré využijeme pri tvorbe spomínaného systému.</text:p>
      <text:p text:style-name="P1">Nemenej dôležitou časťou je aj naša motivácia, ktorá nás (po)vedie k naplneniu toho cieľa.</text:p>
      <text:p text:style-name="P1">Ťažisko dokumentu je tvorené hrubým návrhom samotného riešenia, ktoré ponúkame. Predstavíme v ňom hardvérové a softvérové požiadavky na systém, ako aj návrh štruktúry a usporiadania jednotlivých modulov systému.</text:p>
      <text:p text:style-name="P1">Tento projekt sa týka aj nás – študentov. Je o nás, a pre ná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09-29T14:53:23</meta:creation-date>
    <dc:creator>Peto</dc:creator>
    <dc:date>2007-09-29T15:41:22</dc:date>
    <meta:editing-cycles>1</meta:editing-cycles>
    <meta:editing-duration>PT32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11" meta:character-count="756"/>
  </office:meta>
</office:document-meta>
</file>